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7a9" officeooo:paragraph-rsid="001567a9"/>
    </style:style>
    <style:style style:name="P2" style:family="paragraph" style:parent-style-name="Standard">
      <style:text-properties officeooo:rsid="001592b2" officeooo:paragraph-rsid="00159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s Poo</text:p>
      <text:p text:style-name="P1">Objetivo: Que los asistentes se atrevan a comenzar sin miedo a usar react al llegar a su casa</text:p>
      <text:p text:style-name="P1">Motivación: Experiencia traumática al intentar engullir webpack, eslint, yarn, JSX, etc.</text:p>
      <text:p text:style-name="P1"/>
      <text:p text:style-name="P2">Elementos </text:p>
      <text:p text:style-name="P1">https://btholt.github.io/complete-intro-to-react/</text:p>
      <text:p text:style-name="P1"/>
      <text:p text:style-name="P1"><text:a xlink:type="simple" xlink:href="https://unpkg.com/react/umd/react.development.js" text:style-name="Internet_20_link" text:visited-style-name="Visited_20_Internet_20_Link">https://unpkg.com/react/umd/react.development.js</text:a></text:p>
      <text:p text:style-name="P1"><text:a xlink:type="simple" xlink:href="https://unpkg.com/react-dom/umd/react-dom.development.js" text:style-name="Internet_20_link" text:visited-style-name="Visited_20_Internet_20_Link">https://unpkg.com/react-dom/umd/react-dom.development.j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17:05.437915998</meta:creation-date>
    <meta:generator>LibreOffice/5.4.1.2$Linux_X86_64 LibreOffice_project/40m0$Build-2</meta:generator>
    <dc:date>2017-10-25T18:46:46.933286925</dc:date>
    <meta:editing-duration>PT19M13S</meta:editing-duration>
    <meta:editing-cycles>1</meta:editing-cycles>
    <meta:document-statistic meta:table-count="0" meta:image-count="0" meta:object-count="0" meta:page-count="1" meta:paragraph-count="7" meta:word-count="35" meta:character-count="352" meta:non-whitespace-character-count="323"/>
  </office:meta>
</office:document-meta>
</file>